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72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1.678in"/>
    </style:style>
    <style:style style:name="co7" style:family="table-column">
      <style:table-column-properties fo:break-before="auto" style:column-width="1.7102in"/>
    </style:style>
    <style:style style:name="co8" style:family="table-column">
      <style:table-column-properties fo:break-before="auto" style:column-width="1.7854in"/>
    </style:style>
    <style:style style:name="co9" style:family="table-column">
      <style:table-column-properties fo:break-before="auto" style:column-width="1.3984in"/>
    </style:style>
    <style:style style:name="co10" style:family="table-column">
      <style:table-column-properties fo:break-before="auto" style:column-width="2.2472in"/>
    </style:style>
    <style:style style:name="co11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tserrat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tserra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tserrat" fo:font-size="10pt" style:font-name-asian="DejaVu Sans1" style:font-size-asian="10pt" style:font-name-complex="DejaVu Sans1" style:font-size-complex="10pt"/>
    </style:style>
    <style:style style:name="ce7" style:family="table-cell" style:parent-style-name="Default">
      <style:text-properties style:font-name="Montserrat"/>
    </style:style>
  </office:automatic-styles>
  <office:body>
    <office:spreadsheet>
      <table:calculation-settings table:automatic-find-labels="false" table:use-regular-expressions="false" table:use-wildcards="true"/>
      <table:table table:name="K_Mea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0" table:default-cell-style-name="ce1"/>
        <table:table-row table:style-name="ro1">
          <table:table-cell office:value-type="string" calcext:value-type="string">
            <text:p>Feature1</text:p>
          </table:table-cell>
          <table:table-cell office:value-type="string" calcext:value-type="string">
            <text:p>Feature2</text:p>
          </table:table-cell>
          <table:table-cell office:value-type="string" calcext:value-type="string">
            <text:p>Feature3</text:p>
          </table:table-cell>
          <table:table-cell/>
          <table:table-cell office:value-type="string" calcext:value-type="string">
            <text:p>Feature1_std</text:p>
          </table:table-cell>
          <table:table-cell office:value-type="string" calcext:value-type="string">
            <text:p>Feature2_std</text:p>
          </table:table-cell>
          <table:table-cell office:value-type="string" calcext:value-type="string">
            <text:p>Feature3_std</text:p>
          </table:table-cell>
          <table:table-cell/>
          <table:table-cell table:style-name="ce5" office:value-type="string" calcext:value-type="string">
            <text:p>Min_Euclidian_Distance</text:p>
          </table:table-cell>
          <table:table-cell table:style-name="ce5" office:value-type="string" calcext:value-type="string">
            <text:p>Centroid_Number</text:p>
          </table:table-cell>
          <table:table-cell table:style-name="ce5" office:value-type="string" calcext:value-type="string">
            <text:p>Sq_Dist_to_Assigned_Centroid</text:p>
          </table:table-cell>
          <table:table-cell office:value-type="string" calcext:value-type="string">
            <text:p>Total_Inertia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[.A2]-[.A$18])/[.A$21]" office:value-type="float" office:value="-1.24403952070948" calcext:value-type="float">
            <text:p>-1.24403952070948</text:p>
          </table:table-cell>
          <table:table-cell table:formula="of:=([.B2]-[.B$18])/[.B$21]" office:value-type="float" office:value="0.430465556557267" calcext:value-type="float">
            <text:p>0.430465556557267</text:p>
          </table:table-cell>
          <table:table-cell table:formula="of:=([.C2]-[.C$18])/[.C$21]" office:value-type="float" office:value="-1.31008674083649" calcext:value-type="float">
            <text:p>-1.31008674083649</text:p>
          </table:table-cell>
          <table:table-cell/>
          <table:table-cell table:style-name="ce5" table:formula="of:=MIN([.E18:.G18])" office:value-type="float" office:value="0.122033324150686" calcext:value-type="float">
            <text:p>0.122033324150686</text:p>
          </table:table-cell>
          <table:table-cell table:style-name="ce5" table:formula="of:=MATCH([.I2];[.E18:.G18];0)" office:value-type="float" office:value="3" calcext:value-type="float">
            <text:p>3</text:p>
          </table:table-cell>
          <table:table-cell table:style-name="ce5" table:formula="of:=CHOOSE([.J2];[.E18]^2; [.F18]^2; [.G18]^2)" office:value-type="float" office:value="0.014892132203266" calcext:value-type="float">
            <text:p>0.014892132203266</text:p>
          </table:table-cell>
          <table:table-cell table:formula="of:=SUM([.K2:.K14])" office:value-type="float" office:value="1.26349992431778" calcext:value-type="float">
            <text:p>1.26349992431778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5" calcext:value-type="float">
            <text:p>0.75</text:p>
          </table:table-cell>
          <table:table-cell office:value-type="float" office:value="0.0028" calcext:value-type="float">
            <text:p>0.0028</text:p>
          </table:table-cell>
          <table:table-cell/>
          <table:table-cell table:formula="of:=([.A3]-[.A$18])/[.A$21]" office:value-type="float" office:value="-1.3813857098324" calcext:value-type="float">
            <text:p>-1.3813857098324</text:p>
          </table:table-cell>
          <table:table-cell table:formula="of:=([.B3]-[.B$18])/[.B$21]" office:value-type="float" office:value="0.270578349835996" calcext:value-type="float">
            <text:p>0.270578349835996</text:p>
          </table:table-cell>
          <table:table-cell table:formula="of:=([.C3]-[.C$18])/[.C$21]" office:value-type="float" office:value="-1.35393619405707" calcext:value-type="float">
            <text:p>-1.35393619405707</text:p>
          </table:table-cell>
          <table:table-cell/>
          <table:table-cell table:style-name="ce5" table:formula="of:=MIN([.E19:.G19])" office:value-type="float" office:value="0.215495846854799" calcext:value-type="float">
            <text:p>0.215495846854799</text:p>
          </table:table-cell>
          <table:table-cell table:style-name="ce5" table:formula="of:=MATCH([.I3];[.E19:.G19];0)" office:value-type="float" office:value="3" calcext:value-type="float">
            <text:p>3</text:p>
          </table:table-cell>
          <table:table-cell table:style-name="ce5" table:formula="of:=CHOOSE([.J3];[.E19]^2; [.F19]^2; [.G19]^2)" office:value-type="float" office:value="0.046438460011666" calcext:value-type="float">
            <text:p>0.046438460011666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([.A4]-[.A$18])/[.A$21]" office:value-type="float" office:value="-0.248279649568347" calcext:value-type="float">
            <text:p>-0.248279649568347</text:p>
          </table:table-cell>
          <table:table-cell table:formula="of:=([.B4]-[.B$18])/[.B$21]" office:value-type="float" office:value="-1.48818092409798" calcext:value-type="float">
            <text:p>-1.48818092409798</text:p>
          </table:table-cell>
          <table:table-cell table:formula="of:=([.C4]-[.C$18])/[.C$21]" office:value-type="float" office:value="0.00539685578099454" calcext:value-type="float">
            <text:p>0.00539685578099454</text:p>
          </table:table-cell>
          <table:table-cell/>
          <table:table-cell table:style-name="ce5" table:formula="of:=MIN([.E20:.G20])" office:value-type="float" office:value="0.0570739611878164" calcext:value-type="float">
            <text:p>0.0570739611878164</text:p>
          </table:table-cell>
          <table:table-cell table:style-name="ce5" table:formula="of:=MATCH([.I4];[.E20:.G20];0)" office:value-type="float" office:value="2" calcext:value-type="float">
            <text:p>2</text:p>
          </table:table-cell>
          <table:table-cell table:style-name="ce5" table:formula="of:=CHOOSE([.J4];[.E20]^2; [.F20]^2; [.G20]^2)" office:value-type="float" office:value="0.00325743704566868" calcext:value-type="float">
            <text:p>0.00325743704566868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25" calcext:value-type="float">
            <text:p>0.25</text:p>
          </table:table-cell>
          <table:table-cell office:value-type="float" office:value="0.0085" calcext:value-type="float">
            <text:p>0.0085</text:p>
          </table:table-cell>
          <table:table-cell/>
          <table:table-cell table:formula="of:=([.A5]-[.A$18])/[.A$21]" office:value-type="float" office:value="-0.316952744129805" calcext:value-type="float">
            <text:p>-0.316952744129805</text:p>
          </table:table-cell>
          <table:table-cell table:formula="of:=([.B5]-[.B$18])/[.B$21]" office:value-type="float" office:value="-1.32829371737671" calcext:value-type="float">
            <text:p>-1.32829371737671</text:p>
          </table:table-cell>
          <table:table-cell table:formula="of:=([.C5]-[.C$18])/[.C$21]" office:value-type="float" office:value="-0.104226777270462" calcext:value-type="float">
            <text:p>-0.104226777270462</text:p>
          </table:table-cell>
          <table:table-cell/>
          <table:table-cell table:style-name="ce5" table:formula="of:=MIN([.E21:.G21])" office:value-type="float" office:value="0.152478854390613" calcext:value-type="float">
            <text:p>0.152478854390613</text:p>
          </table:table-cell>
          <table:table-cell table:style-name="ce5" table:formula="of:=MATCH([.I5];[.E21:.G21];0)" office:value-type="float" office:value="2" calcext:value-type="float">
            <text:p>2</text:p>
          </table:table-cell>
          <table:table-cell table:style-name="ce5" table:formula="of:=CHOOSE([.J5];[.E21]^2; [.F21]^2; [.G21]^2)" office:value-type="float" office:value="0.023249801036273" calcext:value-type="float">
            <text:p>0.023249801036273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5" calcext:value-type="float">
            <text:p>0.95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([.A6]-[.A$18])/[.A$21]" office:value-type="float" office:value="1.26252843078372" calcext:value-type="float">
            <text:p>1.26252843078372</text:p>
          </table:table-cell>
          <table:table-cell table:formula="of:=([.B6]-[.B$18])/[.B$21]" office:value-type="float" office:value="0.910127176721079" calcext:value-type="float">
            <text:p>0.910127176721079</text:p>
          </table:table-cell>
          <table:table-cell table:formula="of:=([.C6]-[.C$18])/[.C$21]" office:value-type="float" office:value="1.32088045239848" calcext:value-type="float">
            <text:p>1.32088045239848</text:p>
          </table:table-cell>
          <table:table-cell/>
          <table:table-cell table:style-name="ce5" table:formula="of:=MIN([.E22:.G22])" office:value-type="float" office:value="0.291434158766152" calcext:value-type="float">
            <text:p>0.291434158766152</text:p>
          </table:table-cell>
          <table:table-cell table:style-name="ce5" table:formula="of:=MATCH([.I6];[.E22:.G22];0)" office:value-type="float" office:value="1" calcext:value-type="float">
            <text:p>1</text:p>
          </table:table-cell>
          <table:table-cell table:style-name="ce5" table:formula="of:=CHOOSE([.J6];[.E22]^2; [.F22]^2; [.G22]^2)" office:value-type="float" office:value="0.0849338688957322" calcext:value-type="float">
            <text:p>0.0849338688957322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9" calcext:value-type="float">
            <text:p>0.9</text:p>
          </table:table-cell>
          <table:table-cell office:value-type="float" office:value="0.014" calcext:value-type="float">
            <text:p>0.014</text:p>
          </table:table-cell>
          <table:table-cell/>
          <table:table-cell table:formula="of:=([.A7]-[.A$18])/[.A$21]" office:value-type="float" office:value="1.02217259981862" calcext:value-type="float">
            <text:p>1.02217259981862</text:p>
          </table:table-cell>
          <table:table-cell table:formula="of:=([.B7]-[.B$18])/[.B$21]" office:value-type="float" office:value="0.750239969999809" calcext:value-type="float">
            <text:p>0.750239969999809</text:p>
          </table:table-cell>
          <table:table-cell table:formula="of:=([.C7]-[.C$18])/[.C$21]" office:value-type="float" office:value="1.10163318629557" calcext:value-type="float">
            <text:p>1.10163318629557</text:p>
          </table:table-cell>
          <table:table-cell/>
          <table:table-cell table:style-name="ce5" table:formula="of:=MIN([.E23:.G23])" office:value-type="float" office:value="0.218661733878559" calcext:value-type="float">
            <text:p>0.218661733878559</text:p>
          </table:table-cell>
          <table:table-cell table:style-name="ce5" table:formula="of:=MATCH([.I7];[.E23:.G23];0)" office:value-type="float" office:value="1" calcext:value-type="float">
            <text:p>1</text:p>
          </table:table-cell>
          <table:table-cell table:style-name="ce5" table:formula="of:=CHOOSE([.J7];[.E23]^2; [.F23]^2; [.G23]^2)" office:value-type="float" office:value="0.0478129538627785" calcext:value-type="float">
            <text:p>0.0478129538627785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" calcext:value-type="float">
            <text:p>0.0031</text:p>
          </table:table-cell>
          <table:table-cell/>
          <table:table-cell table:formula="of:=([.A8]-[.A$18])/[.A$21]" office:value-type="float" office:value="-1.1410298788673" calcext:value-type="float">
            <text:p>-1.1410298788673</text:p>
          </table:table-cell>
          <table:table-cell table:formula="of:=([.B8]-[.B$18])/[.B$21]" office:value-type="float" office:value="0.494420439245775" calcext:value-type="float">
            <text:p>0.494420439245775</text:p>
          </table:table-cell>
          <table:table-cell table:formula="of:=([.C8]-[.C$18])/[.C$21]" office:value-type="float" office:value="-1.2881620142262" calcext:value-type="float">
            <text:p>-1.2881620142262</text:p>
          </table:table-cell>
          <table:table-cell/>
          <table:table-cell table:style-name="ce5" table:formula="of:=MIN([.E24:.G24])" office:value-type="float" office:value="0.173281290626878" calcext:value-type="float">
            <text:p>0.173281290626878</text:p>
          </table:table-cell>
          <table:table-cell table:style-name="ce5" table:formula="of:=MATCH([.I8];[.E24:.G24];0)" office:value-type="float" office:value="3" calcext:value-type="float">
            <text:p>3</text:p>
          </table:table-cell>
          <table:table-cell table:style-name="ce5" table:formula="of:=CHOOSE([.J8];[.E24]^2; [.F24]^2; [.G24]^2)" office:value-type="float" office:value="0.0300264056813166" calcext:value-type="float">
            <text:p>0.0300264056813166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8" calcext:value-type="float">
            <text:p>0.18</text:p>
          </table:table-cell>
          <table:table-cell office:value-type="float" office:value="0.0092" calcext:value-type="float">
            <text:p>0.0092</text:p>
          </table:table-cell>
          <table:table-cell/>
          <table:table-cell table:formula="of:=([.A9]-[.A$18])/[.A$21]" office:value-type="float" office:value="-0.179606555006889" calcext:value-type="float">
            <text:p>-0.179606555006889</text:p>
          </table:table-cell>
          <table:table-cell table:formula="of:=([.B9]-[.B$18])/[.B$21]" office:value-type="float" office:value="-1.55213580678649" calcext:value-type="float">
            <text:p>-1.55213580678649</text:p>
          </table:table-cell>
          <table:table-cell table:formula="of:=([.C9]-[.C$18])/[.C$21]" office:value-type="float" office:value="0.0492463090015775" calcext:value-type="float">
            <text:p>0.0492463090015775</text:p>
          </table:table-cell>
          <table:table-cell/>
          <table:table-cell table:style-name="ce5" table:formula="of:=MIN([.E25:.G25])" office:value-type="float" office:value="0.160430622914634" calcext:value-type="float">
            <text:p>0.160430622914634</text:p>
          </table:table-cell>
          <table:table-cell table:style-name="ce5" table:formula="of:=MATCH([.I9];[.E25:.G25];0)" office:value-type="float" office:value="2" calcext:value-type="float">
            <text:p>2</text:p>
          </table:table-cell>
          <table:table-cell table:style-name="ce5" table:formula="of:=CHOOSE([.J9];[.E25]^2; [.F25]^2; [.G25]^2)" office:value-type="float" office:value="0.0257379847687781" calcext:value-type="float">
            <text:p>0.0257379847687781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" calcext:value-type="float">
            <text:p>0.93</text:p>
          </table:table-cell>
          <table:table-cell office:value-type="float" office:value="0.0145" calcext:value-type="float">
            <text:p>0.0145</text:p>
          </table:table-cell>
          <table:table-cell/>
          <table:table-cell table:formula="of:=([.A10]-[.A$18])/[.A$21]" office:value-type="float" office:value="1.09084569438008" calcext:value-type="float">
            <text:p>1.09084569438008</text:p>
          </table:table-cell>
          <table:table-cell table:formula="of:=([.B10]-[.B$18])/[.B$21]" office:value-type="float" office:value="0.846172294032571" calcext:value-type="float">
            <text:p>0.846172294032571</text:p>
          </table:table-cell>
          <table:table-cell table:formula="of:=([.C10]-[.C$18])/[.C$21]" office:value-type="float" office:value="1.21125681934702" calcext:value-type="float">
            <text:p>1.21125681934702</text:p>
          </table:table-cell>
          <table:table-cell/>
          <table:table-cell table:style-name="ce5" table:formula="of:=MIN([.E26:.G26])" office:value-type="float" office:value="0.193563095250828" calcext:value-type="float">
            <text:p>0.193563095250828</text:p>
          </table:table-cell>
          <table:table-cell table:style-name="ce5" table:formula="of:=MATCH([.I10];[.E26:.G26];0)" office:value-type="float" office:value="1" calcext:value-type="float">
            <text:p>1</text:p>
          </table:table-cell>
          <table:table-cell table:style-name="ce5" table:formula="of:=CHOOSE([.J10];[.E26]^2; [.F26]^2; [.G26]^2)" office:value-type="float" office:value="0.0374666718430805" calcext:value-type="float">
            <text:p>0.0374666718430805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0035" calcext:value-type="float">
            <text:p>0.0035</text:p>
          </table:table-cell>
          <table:table-cell/>
          <table:table-cell table:formula="of:=([.A11]-[.A$18])/[.A$21]" office:value-type="float" office:value="-0.969347142463652" calcext:value-type="float">
            <text:p>-0.969347142463652</text:p>
          </table:table-cell>
          <table:table-cell table:formula="of:=([.B11]-[.B$18])/[.B$21]" office:value-type="float" office:value="0.110691143114725" calcext:value-type="float">
            <text:p>0.110691143114725</text:p>
          </table:table-cell>
          <table:table-cell table:formula="of:=([.C11]-[.C$18])/[.C$21]" office:value-type="float" office:value="-1.20046310778503" calcext:value-type="float">
            <text:p>-1.20046310778503</text:p>
          </table:table-cell>
          <table:table-cell/>
          <table:table-cell table:style-name="ce5" table:formula="of:=MIN([.E27:.G27])" office:value-type="float" office:value="0.316758533317591" calcext:value-type="float">
            <text:p>0.316758533317591</text:p>
          </table:table-cell>
          <table:table-cell table:style-name="ce5" table:formula="of:=MATCH([.I11];[.E27:.G27];0)" office:value-type="float" office:value="3" calcext:value-type="float">
            <text:p>3</text:p>
          </table:table-cell>
          <table:table-cell table:style-name="ce5" table:formula="of:=CHOOSE([.J11];[.E27]^2; [.F27]^2; [.G27]^2)" office:value-type="float" office:value="0.100335968429513" calcext:value-type="float">
            <text:p>0.100335968429513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22" calcext:value-type="float">
            <text:p>0.22</text:p>
          </table:table-cell>
          <table:table-cell office:value-type="float" office:value="0.0089" calcext:value-type="float">
            <text:p>0.0089</text:p>
          </table:table-cell>
          <table:table-cell/>
          <table:table-cell table:formula="of:=([.A12]-[.A$18])/[.A$21]" office:value-type="float" office:value="-0.385625838691262" calcext:value-type="float">
            <text:p>-0.385625838691262</text:p>
          </table:table-cell>
          <table:table-cell table:formula="of:=([.B12]-[.B$18])/[.B$21]" office:value-type="float" office:value="-1.42422604140947" calcext:value-type="float">
            <text:p>-1.42422604140947</text:p>
          </table:table-cell>
          <table:table-cell table:formula="of:=([.C12]-[.C$18])/[.C$21]" office:value-type="float" office:value="-0.0165278708292968" calcext:value-type="float">
            <text:p>-0.0165278708292968</text:p>
          </table:table-cell>
          <table:table-cell/>
          <table:table-cell table:style-name="ce5" table:formula="of:=MIN([.E28:.G28])" office:value-type="float" office:value="0.105764712863511" calcext:value-type="float">
            <text:p>0.105764712863511</text:p>
          </table:table-cell>
          <table:table-cell table:style-name="ce5" table:formula="of:=MATCH([.I12];[.E28:.G28];0)" office:value-type="float" office:value="2" calcext:value-type="float">
            <text:p>2</text:p>
          </table:table-cell>
          <table:table-cell table:style-name="ce5" table:formula="of:=CHOOSE([.J12];[.E28]^2; [.F28]^2; [.G28]^2)" office:value-type="float" office:value="0.0111861744871007" calcext:value-type="float">
            <text:p>0.0111861744871007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" calcext:value-type="float">
            <text:p>0.98</text:p>
          </table:table-cell>
          <table:table-cell office:value-type="float" office:value="0.0152" calcext:value-type="float">
            <text:p>0.0152</text:p>
          </table:table-cell>
          <table:table-cell/>
          <table:table-cell table:formula="of:=([.A13]-[.A$18])/[.A$21]" office:value-type="float" office:value="1.36553807262591" calcext:value-type="float">
            <text:p>1.36553807262591</text:p>
          </table:table-cell>
          <table:table-cell table:formula="of:=([.B13]-[.B$18])/[.B$21]" office:value-type="float" office:value="1.00605950075384" calcext:value-type="float">
            <text:p>1.00605950075384</text:p>
          </table:table-cell>
          <table:table-cell table:formula="of:=([.C13]-[.C$18])/[.C$21]" office:value-type="float" office:value="1.36472990561906" calcext:value-type="float">
            <text:p>1.36472990561906</text:p>
          </table:table-cell>
          <table:table-cell/>
          <table:table-cell table:style-name="ce5" table:formula="of:=MIN([.E29:.G29])" office:value-type="float" office:value="0.389642173436719" calcext:value-type="float">
            <text:p>0.389642173436719</text:p>
          </table:table-cell>
          <table:table-cell table:style-name="ce5" table:formula="of:=MATCH([.I13];[.E29:.G29];0)" office:value-type="float" office:value="1" calcext:value-type="float">
            <text:p>1</text:p>
          </table:table-cell>
          <table:table-cell table:style-name="ce5" table:formula="of:=CHOOSE([.J13];[.E29]^2; [.F29]^2; [.G29]^2)" office:value-type="float" office:value="0.151821023320486" calcext:value-type="float">
            <text:p>0.151821023320486</text:p>
          </table:table-cell>
          <table:table-cell table:style-name="Default"/>
          <table:table-cell table:number-columns-repeated="1637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7" calcext:value-type="float">
            <text:p>0.97</text:p>
          </table:table-cell>
          <table:table-cell office:value-type="float" office:value="0.00998" calcext:value-type="float">
            <text:p>0.00998</text:p>
          </table:table-cell>
          <table:table-cell/>
          <table:table-cell table:formula="of:=([.A14]-[.A$18])/[.A$21]" office:value-type="float" office:value="1.12518224166081" calcext:value-type="float">
            <text:p>1.12518224166081</text:p>
          </table:table-cell>
          <table:table-cell table:formula="of:=([.B14]-[.B$18])/[.B$21]" office:value-type="float" office:value="0.974082059409587" calcext:value-type="float">
            <text:p>0.974082059409587</text:p>
          </table:table-cell>
          <table:table-cell table:formula="of:=([.C14]-[.C$18])/[.C$21]" office:value-type="float" office:value="0.220259176561851" calcext:value-type="float">
            <text:p>0.220259176561851</text:p>
          </table:table-cell>
          <table:table-cell/>
          <table:table-cell table:style-name="ce5" table:formula="of:=MIN([.E30:.G30])" office:value-type="float" office:value="0.828457025277782" calcext:value-type="float">
            <text:p>0.828457025277782</text:p>
          </table:table-cell>
          <table:table-cell table:style-name="ce5" table:formula="of:=MATCH([.I14];[.E30:.G30];0)" office:value-type="float" office:value="1" calcext:value-type="float">
            <text:p>1</text:p>
          </table:table-cell>
          <table:table-cell table:style-name="ce5" table:formula="of:=CHOOSE([.J14];[.E30]^2; [.F30]^2; [.G30]^2)" office:value-type="float" office:value="0.686341042732117" calcext:value-type="float">
            <text:p>0.686341042732117</text:p>
          </table:table-cell>
          <table:table-cell table:style-name="Default"/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ean_F1</text:p>
          </table:table-cell>
          <table:table-cell office:value-type="string" calcext:value-type="string">
            <text:p>mean_F2</text:p>
          </table:table-cell>
          <table:table-cell office:value-type="string" calcext:value-type="string">
            <text:p>mean_F3</text:p>
          </table:table-cell>
          <table:table-cell/>
          <table:table-cell office:value-type="string" calcext:value-type="string">
            <text:p>Euclidian_distance_C1</text:p>
          </table:table-cell>
          <table:table-cell office:value-type="string" calcext:value-type="string">
            <text:p>Euclidian_distance_C2</text:p>
          </table:table-cell>
          <table:table-cell office:value-type="string" calcext:value-type="string">
            <text:p>Euclidian_distance_C3</text:p>
          </table:table-cell>
          <table:table-cell/>
          <table:table-cell table:style-name="ce7"/>
          <table:table-cell table:style-name="ce5" table:number-columns-repeated="2"/>
          <table:table-cell table:style-name="Default"/>
          <table:table-cell table:number-columns-repeated="16372"/>
        </table:table-row>
        <table:table-row table:style-name="ro1">
          <table:table-cell table:formula="of:=AVERAGE([.A2:.A14])" office:value-type="float" office:value="8.82307692307692" calcext:value-type="float">
            <text:p>8.82307692307692</text:p>
          </table:table-cell>
          <table:table-cell table:formula="of:=AVERAGE([.B2:.B14])" office:value-type="float" office:value="0.665384615384616" calcext:value-type="float">
            <text:p>0.665384615384616</text:p>
          </table:table-cell>
          <table:table-cell table:formula="of:=AVERAGE([.C2:.C14])" office:value-type="float" office:value="0.00897538461538462" calcext:value-type="float">
            <text:p>0.00897538461538462</text:p>
          </table:table-cell>
          <table:table-cell/>
          <table:table-cell table:formula="of:=SQRT(([.E2]-[.A$26])^2+([.F2]-[.B$26])^2+([.G2]-[.C$26])^2)" office:value-type="float" office:value="3.40614586964908" calcext:value-type="float">
            <text:p>3.40614586964908</text:p>
          </table:table-cell>
          <table:table-cell table:formula="of:=SQRT(([.E2]-[.A$27])^2+([.F2]-[.B$27])^2+([.G2]-[.C$27])^2)" office:value-type="float" office:value="2.47528743932066" calcext:value-type="float">
            <text:p>2.47528743932066</text:p>
          </table:table-cell>
          <table:table-cell table:formula="of:=SQRT(([.E2]-[.A$28])^2+([.F2]-[.B$28])^2+([.G2]-[.C$28])^2)" office:value-type="float" office:value="0.122033324150685" calcext:value-type="float">
            <text:p>0.122033324150685</text:p>
          </table:table-cell>
          <table:table-cell/>
          <table:table-cell table:style-name="ce7"/>
          <table:table-cell table:style-name="ce5" table:number-columns-repeated="2"/>
          <table:table-cell table:style-name="Default"/>
          <table:table-cell table:number-columns-repeated="16372"/>
        </table:table-row>
        <table:table-row table:style-name="ro1">
          <table:table-cell table:number-columns-repeated="4"/>
          <table:table-cell table:formula="of:=SQRT(([.E3]-[.A$26])^2+([.F3]-[.B$26])^2+([.G3]-[.C$26])^2)" office:value-type="float" office:value="3.55920140755531" calcext:value-type="float">
            <text:p>3.55920140755531</text:p>
          </table:table-cell>
          <table:table-cell table:formula="of:=SQRT(([.E3]-[.A$27])^2+([.F3]-[.B$27])^2+([.G3]-[.C$27])^2)" office:value-type="float" office:value="2.43930027681642" calcext:value-type="float">
            <text:p>2.43930027681642</text:p>
          </table:table-cell>
          <table:table-cell table:formula="of:=SQRT(([.E3]-[.A$28])^2+([.F3]-[.B$28])^2+([.G3]-[.C$28])^2)" office:value-type="float" office:value="0.215495846854797" calcext:value-type="float">
            <text:p>0.215495846854797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StDev_F1</text:p>
          </table:table-cell>
          <table:table-cell office:value-type="string" calcext:value-type="string">
            <text:p>StDev_F2</text:p>
          </table:table-cell>
          <table:table-cell office:value-type="string" calcext:value-type="string">
            <text:p>StDev_F3</text:p>
          </table:table-cell>
          <table:table-cell/>
          <table:table-cell table:formula="of:=SQRT(([.E4]-[.A$26])^2+([.F4]-[.B$26])^2+([.G4]-[.C$26])^2)" office:value-type="float" office:value="2.96473091496422" calcext:value-type="float">
            <text:p>2.96473091496422</text:p>
          </table:table-cell>
          <table:table-cell table:formula="of:=SQRT(([.E4]-[.A$27])^2+([.F4]-[.B$27])^2+([.G4]-[.C$27])^2)" office:value-type="float" office:value="0.0570739611878191" calcext:value-type="float">
            <text:p>0.0570739611878191</text:p>
          </table:table-cell>
          <table:table-cell table:formula="of:=SQRT(([.E4]-[.A$28])^2+([.F4]-[.B$28])^2+([.G4]-[.C$28])^2)" office:value-type="float" office:value="2.41701935188584" calcext:value-type="float">
            <text:p>2.41701935188584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formula="of:=COM.MICROSOFT.STDEV.P([.A2:.A14])" office:value-type="float" office:value="2.91234873391375" calcext:value-type="float">
            <text:p>2.91234873391375</text:p>
          </table:table-cell>
          <table:table-cell table:formula="of:=COM.MICROSOFT.STDEV.P([.B2:.B14])" office:value-type="float" office:value="0.31272045478388" calcext:value-type="float">
            <text:p>0.31272045478388</text:p>
          </table:table-cell>
          <table:table-cell table:formula="of:=COM.MICROSOFT.STDEV.P([.C2:.C14])" office:value-type="float" office:value="0.00456106029404536" calcext:value-type="float">
            <text:p>0.00456106029404536</text:p>
          </table:table-cell>
          <table:table-cell/>
          <table:table-cell table:formula="of:=SQRT(([.E5]-[.A$26])^2+([.F5]-[.B$26])^2+([.G5]-[.C$26])^2)" office:value-type="float" office:value="2.91410328699681" calcext:value-type="float">
            <text:p>2.91410328699681</text:p>
          </table:table-cell>
          <table:table-cell table:formula="of:=SQRT(([.E5]-[.A$27])^2+([.F5]-[.B$27])^2+([.G5]-[.C$27])^2)" office:value-type="float" office:value="0.15247885439061" calcext:value-type="float">
            <text:p>0.15247885439061</text:p>
          </table:table-cell>
          <table:table-cell table:formula="of:=SQRT(([.E5]-[.A$28])^2+([.F5]-[.B$28])^2+([.G5]-[.C$28])^2)" office:value-type="float" office:value="2.21175467958427" calcext:value-type="float">
            <text:p>2.21175467958427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number-columns-repeated="4"/>
          <table:table-cell table:formula="of:=SQRT(([.E6]-[.A$26])^2+([.F6]-[.B$26])^2+([.G6]-[.C$26])^2)" office:value-type="float" office:value="0.291434158766148" calcext:value-type="float">
            <text:p>0.291434158766148</text:p>
          </table:table-cell>
          <table:table-cell table:formula="of:=SQRT(([.E6]-[.A$27])^2+([.F6]-[.B$27])^2+([.G6]-[.C$27])^2)" office:value-type="float" office:value="3.12055813007494" calcext:value-type="float">
            <text:p>3.12055813007494</text:p>
          </table:table-cell>
          <table:table-cell table:formula="of:=SQRT(([.E6]-[.A$28])^2+([.F6]-[.B$28])^2+([.G6]-[.C$28])^2)" office:value-type="float" office:value="3.6239394819323" calcext:value-type="float">
            <text:p>3.6239394819323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style-name="ce5"/>
          <table:table-cell table:number-columns-repeated="3"/>
          <table:table-cell table:formula="of:=SQRT(([.E7]-[.A$26])^2+([.F7]-[.B$26])^2+([.G7]-[.C$26])^2)" office:value-type="float" office:value="0.218661733878561" calcext:value-type="float">
            <text:p>0.218661733878561</text:p>
          </table:table-cell>
          <table:table-cell table:formula="of:=SQRT(([.E7]-[.A$27])^2+([.F7]-[.B$27])^2+([.G7]-[.C$27])^2)" office:value-type="float" office:value="2.7903290783582" calcext:value-type="float">
            <text:p>2.7903290783582</text:p>
          </table:table-cell>
          <table:table-cell table:formula="of:=SQRT(([.E7]-[.A$28])^2+([.F7]-[.B$28])^2+([.G7]-[.C$28])^2)" office:value-type="float" office:value="3.27988157257362" calcext:value-type="float">
            <text:p>3.27988157257362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number-columns-repeated="4"/>
          <table:table-cell table:formula="of:=SQRT(([.E8]-[.A$26])^2+([.F8]-[.B$26])^2+([.G8]-[.C$26])^2)" office:value-type="float" office:value="3.30999558647562" calcext:value-type="float">
            <text:p>3.30999558647562</text:p>
          </table:table-cell>
          <table:table-cell table:formula="of:=SQRT(([.E8]-[.A$27])^2+([.F8]-[.B$27])^2+([.G8]-[.C$27])^2)" office:value-type="float" office:value="2.47542664160696" calcext:value-type="float">
            <text:p>2.47542664160696</text:p>
          </table:table-cell>
          <table:table-cell table:formula="of:=SQRT(([.E8]-[.A$28])^2+([.F8]-[.B$28])^2+([.G8]-[.C$28])^2)" office:value-type="float" office:value="0.173281290626878" calcext:value-type="float">
            <text:p>0.173281290626878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office:value-type="string" calcext:value-type="string">
            <text:p>Centroids_F1</text:p>
          </table:table-cell>
          <table:table-cell office:value-type="string" calcext:value-type="string">
            <text:p>Centroids_F2</text:p>
          </table:table-cell>
          <table:table-cell office:value-type="string" calcext:value-type="string">
            <text:p>Centroids_F3</text:p>
          </table:table-cell>
          <table:table-cell/>
          <table:table-cell table:formula="of:=SQRT(([.E9]-[.A$26])^2+([.F9]-[.B$26])^2+([.G9]-[.C$26])^2)" office:value-type="float" office:value="2.96971119447128" calcext:value-type="float">
            <text:p>2.96971119447128</text:p>
          </table:table-cell>
          <table:table-cell table:formula="of:=SQRT(([.E9]-[.A$27])^2+([.F9]-[.B$27])^2+([.G9]-[.C$27])^2)" office:value-type="float" office:value="0.160430622914636" calcext:value-type="float">
            <text:p>0.160430622914636</text:p>
          </table:table-cell>
          <table:table-cell table:formula="of:=SQRT(([.E9]-[.A$28])^2+([.F9]-[.B$28])^2+([.G9]-[.C$28])^2)" office:value-type="float" office:value="2.51531041002662" calcext:value-type="float">
            <text:p>2.51531041002662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office:value-type="float" office:value="1.17325340785383" calcext:value-type="float">
            <text:p>1.17325340785383</text:p>
          </table:table-cell>
          <table:table-cell table:style-name="ce6" office:value-type="float" office:value="0.897336200183377" calcext:value-type="float">
            <text:p>0.897336200183377</text:p>
          </table:table-cell>
          <table:table-cell table:style-name="ce6" office:value-type="float" office:value="1.0437519080444" calcext:value-type="float">
            <text:p>1.0437519080444</text:p>
          </table:table-cell>
          <table:table-cell/>
          <table:table-cell table:formula="of:=SQRT(([.E10]-[.A$26])^2+([.F10]-[.B$26])^2+([.G10]-[.C$26])^2)" office:value-type="float" office:value="0.193563095250827" calcext:value-type="float">
            <text:p>0.193563095250827</text:p>
          </table:table-cell>
          <table:table-cell table:formula="of:=SQRT(([.E10]-[.A$27])^2+([.F10]-[.B$27])^2+([.G10]-[.C$27])^2)" office:value-type="float" office:value="2.94245456995385" calcext:value-type="float">
            <text:p>2.94245456995385</text:p>
          </table:table-cell>
          <table:table-cell table:formula="of:=SQRT(([.E10]-[.A$28])^2+([.F10]-[.B$28])^2+([.G10]-[.C$28])^2)" office:value-type="float" office:value="3.41932908787144" calcext:value-type="float">
            <text:p>3.41932908787144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style-name="ce6" office:value-type="float" office:value="-0.282616196849076" calcext:value-type="float">
            <text:p>-0.282616196849076</text:p>
          </table:table-cell>
          <table:table-cell table:style-name="ce6" office:value-type="float" office:value="-1.44820912241766" calcext:value-type="float">
            <text:p>-1.44820912241766</text:p>
          </table:table-cell>
          <table:table-cell table:style-name="ce6" office:value-type="float" office:value="-0.0165278708292968" calcext:value-type="float">
            <text:p>-0.0165278708292968</text:p>
          </table:table-cell>
          <table:table-cell/>
          <table:table-cell table:formula="of:=SQRT(([.E11]-[.A$26])^2+([.F11]-[.B$26])^2+([.G11]-[.C$26])^2)" office:value-type="float" office:value="3.2009449544323" calcext:value-type="float">
            <text:p>3.2009449544323</text:p>
          </table:table-cell>
          <table:table-cell table:formula="of:=SQRT(([.E11]-[.A$27])^2+([.F11]-[.B$27])^2+([.G11]-[.C$27])^2)" office:value-type="float" office:value="2.07448115798796" calcext:value-type="float">
            <text:p>2.07448115798796</text:p>
          </table:table-cell>
          <table:table-cell table:formula="of:=SQRT(([.E11]-[.A$28])^2+([.F11]-[.B$28])^2+([.G11]-[.C$28])^2)" office:value-type="float" office:value="0.316758533317593" calcext:value-type="float">
            <text:p>0.316758533317593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style-name="ce6" office:value-type="float" office:value="-1.18395056296821" calcext:value-type="float">
            <text:p>-1.18395056296821</text:p>
          </table:table-cell>
          <table:table-cell table:style-name="ce6" office:value-type="float" office:value="0.326538872188441" calcext:value-type="float">
            <text:p>0.326538872188441</text:p>
          </table:table-cell>
          <table:table-cell table:style-name="ce6" office:value-type="float" office:value="-1.2881620142262" calcext:value-type="float">
            <text:p>-1.2881620142262</text:p>
          </table:table-cell>
          <table:table-cell/>
          <table:table-cell table:formula="of:=SQRT(([.E12]-[.A$26])^2+([.F12]-[.B$26])^2+([.G12]-[.C$26])^2)" office:value-type="float" office:value="2.99064356893079" calcext:value-type="float">
            <text:p>2.99064356893079</text:p>
          </table:table-cell>
          <table:table-cell table:formula="of:=SQRT(([.E12]-[.A$27])^2+([.F12]-[.B$27])^2+([.G12]-[.C$27])^2)" office:value-type="float" office:value="0.10576471286351" calcext:value-type="float">
            <text:p>0.10576471286351</text:p>
          </table:table-cell>
          <table:table-cell table:formula="of:=SQRT(([.E12]-[.A$28])^2+([.F12]-[.B$28])^2+([.G12]-[.C$28])^2)" office:value-type="float" office:value="2.30641573501616" calcext:value-type="float">
            <text:p>2.30641573501616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number-columns-repeated="4"/>
          <table:table-cell table:formula="of:=SQRT(([.E13]-[.A$26])^2+([.F13]-[.B$26])^2+([.G13]-[.C$26])^2)" office:value-type="float" office:value="0.389642173436714" calcext:value-type="float">
            <text:p>0.389642173436714</text:p>
          </table:table-cell>
          <table:table-cell table:formula="of:=SQRT(([.E13]-[.A$27])^2+([.F13]-[.B$27])^2+([.G13]-[.C$27])^2)" office:value-type="float" office:value="3.26308443281381" calcext:value-type="float">
            <text:p>3.26308443281381</text:p>
          </table:table-cell>
          <table:table-cell table:formula="of:=SQRT(([.E13]-[.A$28])^2+([.F13]-[.B$28])^2+([.G13]-[.C$28])^2)" office:value-type="float" office:value="3.74158738051776" calcext:value-type="float">
            <text:p>3.74158738051776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>
          <table:table-cell table:number-columns-repeated="4"/>
          <table:table-cell table:formula="of:=SQRT(([.E14]-[.A$26])^2+([.F14]-[.B$26])^2+([.G14]-[.C$26])^2)" office:value-type="float" office:value="0.828457025277785" calcext:value-type="float">
            <text:p>0.828457025277785</text:p>
          </table:table-cell>
          <table:table-cell table:formula="of:=SQRT(([.E14]-[.A$27])^2+([.F14]-[.B$27])^2+([.G14]-[.C$27])^2)" office:value-type="float" office:value="2.81166483045919" calcext:value-type="float">
            <text:p>2.81166483045919</text:p>
          </table:table-cell>
          <table:table-cell table:formula="of:=SQRT(([.E14]-[.A$28])^2+([.F14]-[.B$28])^2+([.G14]-[.C$28])^2)" office:value-type="float" office:value="2.83315036267912" calcext:value-type="float">
            <text:p>2.83315036267912</text:p>
          </table:table-cell>
          <table:table-cell/>
          <table:table-cell table:style-name="ce7"/>
          <table:table-cell table:style-name="ce5" table:number-columns-repeated="2"/>
          <table:table-cell table:number-columns-repeated="16373"/>
        </table:table-row>
        <table:table-row table:style-name="ro1" table:number-rows-repeated="2">
          <table:table-cell table:style-name="ce5" table:number-columns-repeated="3"/>
          <table:table-cell table:number-columns-repeated="16381"/>
        </table:table-row>
        <table:table-row table:style-name="ro1">
          <table:table-cell table:style-name="ce5" table:number-columns-repeated="3"/>
          <table:table-cell/>
          <table:table-cell office:value-type="string" calcext:value-type="string">
            <text:p>updated_F1</text:p>
          </table:table-cell>
          <table:table-cell office:value-type="string" calcext:value-type="string">
            <text:p>updated_F2</text:p>
          </table:table-cell>
          <table:table-cell office:value-type="string" calcext:value-type="string">
            <text:p>updated_F3</text:p>
          </table:table-cell>
          <table:table-cell table:number-columns-repeated="16377"/>
        </table:table-row>
        <table:table-row table:style-name="ro1">
          <table:table-cell table:style-name="ce5" table:number-columns-repeated="3"/>
          <table:table-cell/>
          <table:table-cell table:formula="of:=AVERAGEIF([.$J$2:.$J$14]; 1; [.E$2:.E$14])" office:value-type="float" office:value="1.17325340785383" calcext:value-type="float">
            <text:p>1.17325340785383</text:p>
          </table:table-cell>
          <table:table-cell table:formula="of:=AVERAGEIF([.$J$2:.$J$14]; 1; [.F$2:.F$14])" office:value-type="float" office:value="0.897336200183377" calcext:value-type="float">
            <text:p>0.897336200183377</text:p>
          </table:table-cell>
          <table:table-cell table:formula="of:=AVERAGEIF([.$J$2:.$J$14]; 1; [.G$2:.G$14])" office:value-type="float" office:value="1.0437519080444" calcext:value-type="float">
            <text:p>1.043751908044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AVERAGEIF([.$J$2:.$J$14]; 2; [.E$2:.E$14])" office:value-type="float" office:value="-0.282616196849076" calcext:value-type="float">
            <text:p>-0.282616196849076</text:p>
          </table:table-cell>
          <table:table-cell table:formula="of:=AVERAGEIF([.$J$2:.$J$14]; 2; [.F$2:.F$14])" office:value-type="float" office:value="-1.44820912241766" calcext:value-type="float">
            <text:p>-1.44820912241766</text:p>
          </table:table-cell>
          <table:table-cell table:formula="of:=AVERAGEIF([.$J$2:.$J$14]; 2; [.G$2:.G$14])" office:value-type="float" office:value="-0.0165278708292968" calcext:value-type="float">
            <text:p>-0.0165278708292968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formula="of:=AVERAGEIF([.$J$2:.$J$14]; 3; [.E$2:.E$14])" office:value-type="float" office:value="-1.18395056296821" calcext:value-type="float">
            <text:p>-1.18395056296821</text:p>
          </table:table-cell>
          <table:table-cell table:formula="of:=AVERAGEIF([.$J$2:.$J$14]; 3; [.F$2:.F$14])" office:value-type="float" office:value="0.326538872188441" calcext:value-type="float">
            <text:p>0.326538872188441</text:p>
          </table:table-cell>
          <table:table-cell table:formula="of:=AVERAGEIF([.$J$2:.$J$14]; 3; [.G$2:.G$14])" office:value-type="float" office:value="-1.2881620142262" calcext:value-type="float">
            <text:p>-1.2881620142262</text:p>
          </table:table-cell>
          <table:table-cell table:number-columns-repeated="16377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GENERATOR</text:p>
          </table:table-cell>
          <table:table-cell table:number-columns-repeated="16381"/>
        </table:table-row>
        <table:table-row table:style-name="ro1">
          <table:table-cell table:formula="of:=(RAND()*2)-1" office:value-type="float" office:value="-0.0904407306263809" calcext:value-type="float">
            <text:p>-0.0904407306263809</text:p>
          </table:table-cell>
          <table:table-cell table:formula="of:=(RAND()*2)-1" office:value-type="float" office:value="0.664719813915517" calcext:value-type="float">
            <text:p>0.664719813915517</text:p>
          </table:table-cell>
          <table:table-cell table:formula="of:=(RAND()*2)-1" office:value-type="float" office:value="0.81214798000062" calcext:value-type="float">
            <text:p>0.81214798000062</text:p>
          </table:table-cell>
          <table:table-cell table:number-columns-repeated="16381"/>
        </table:table-row>
        <table:table-row table:style-name="ro1">
          <table:table-cell table:formula="of:=(RAND()*2)-1" office:value-type="float" office:value="0.895106292193651" calcext:value-type="float">
            <text:p>0.895106292193651</text:p>
          </table:table-cell>
          <table:table-cell table:formula="of:=(RAND()*2)-1" office:value-type="float" office:value="0.77643933322537" calcext:value-type="float">
            <text:p>0.77643933322537</text:p>
          </table:table-cell>
          <table:table-cell table:formula="of:=(RAND()*2)-1" office:value-type="float" office:value="-0.517083844032346" calcext:value-type="float">
            <text:p>-0.517083844032346</text:p>
          </table:table-cell>
          <table:table-cell table:number-columns-repeated="16381"/>
        </table:table-row>
        <table:table-row table:style-name="ro1">
          <table:table-cell table:formula="of:=(RAND()*2)-1" office:value-type="float" office:value="-0.66271173244304" calcext:value-type="float">
            <text:p>-0.66271173244304</text:p>
          </table:table-cell>
          <table:table-cell table:formula="of:=(RAND()*2)-1" office:value-type="float" office:value="0.262684593903184" calcext:value-type="float">
            <text:p>0.262684593903184</text:p>
          </table:table-cell>
          <table:table-cell table:formula="of:=(RAND()*2)-1" office:value-type="float" office:value="-0.360304794902493" calcext:value-type="float">
            <text:p>-0.360304794902493</text:p>
          </table:table-cell>
          <table:table-cell table:number-columns-repeated="16381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05:35:59.241116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1:53:54.937361656</meta:creation-date>
    <dc:date>2025-07-21T05:44:39.591301145</dc:date>
    <meta:editing-duration>PT24M27S</meta:editing-duration>
    <meta:editing-cycles>3</meta:editing-cycles>
    <meta:generator>LibreOffice/24.8.7.2$Linux_X86_64 LibreOffice_project/480$Build-2</meta:generator>
    <meta:document-statistic meta:table-count="1" meta:cell-count="218" meta:object-count="0"/>
  </office:meta>
</office:document-meta>
</file>